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P1" style:family="paragraph" style:parent-style-name="Standard">
      <style:paragraph-properties fo:text-align="end" style:justify-single-word="false"/>
      <style:text-properties fo:font-size="11pt" fo:language="en" fo:country="US" style:font-size-asian="11pt" style:font-size-complex="11pt"/>
    </style:style>
    <style:style style:name="P2" style:family="paragraph" style:parent-style-name="Standard">
      <style:text-properties fo:language="en" fo:country="US"/>
    </style:style>
    <style:style style:name="P3" style:family="paragraph" style:parent-style-name="Standard">
      <style:text-properties style:font-name="Times New Roman" fo:font-size="11pt" fo:language="en" fo:country="US" style:font-size-asian="11pt" style:font-size-complex="11pt"/>
    </style:style>
    <style:style style:name="P4" style:family="paragraph" style:parent-style-name="Standard">
      <style:text-properties style:font-name="sans-serif" fo:font-size="10pt" fo:language="en" fo:country="US"/>
    </style:style>
    <style:style style:name="P5" style:family="paragraph" style:parent-style-name="Standard">
      <style:paragraph-properties fo:text-align="justify" style:justify-single-word="false"/>
      <style:text-properties style:font-name="sans-serif" fo:font-size="10pt" fo:language="en" fo:country="US"/>
    </style:style>
    <style:style style:name="P6" style:family="paragraph" style:parent-style-name="Table_20_Contents">
      <style:text-properties fo:language="en" fo:country="US"/>
    </style:style>
    <style:style style:name="P7" style:family="paragraph" style:parent-style-name="Table_20_Contents">
      <style:paragraph-properties fo:text-align="end" style:justify-single-word="false"/>
      <style:text-properties fo:language="en" fo:country="US"/>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able:table table:name="Table1" table:style-name="Table1">
        <table:table-column table:style-name="Table1.A"/>
        <table:table-column table:style-name="Table1.B"/>
        <table:table-row>
          <table:table-cell office:value-type="string">
            <text:p text:style-name="P3">Evangelos Siminos <text:line-break/>Max Planck Institute for the Physics of Complex Systems</text:p>
            <text:p text:style-name="P3">Nöthnitzer Str. 38</text:p>
            <text:p text:style-name="P3">D-01187 Dresden</text:p>
            <text:p text:style-name="P3">Germany</text:p>
            <text:p text:style-name="P3"/>
            <text:p text:style-name="P3">Phone: +49 351 871 2412</text:p>
            <text:p text:style-name="P3">Fax: +49 351 871 1999</text:p>
            <text:p text:style-name="P3">email: evangelos.siminos@gmail.com</text:p>
          </table:table-cell>
          <table:table-cell office:value-type="string">
            <text:p text:style-name="P1"/>
            <text:p text:style-name="P1"/>
            <text:p text:style-name="P1"/>
            <text:p text:style-name="P1"/>
            <text:p text:style-name="P1"/>
            <text:p text:style-name="P1"/>
            <text:p text:style-name="P1">Dr. Anne-Ly Do<text:line-break/>Max-Planck Inst. for the Physics of Complex Systems<text:line-break/>Nöthnitzer Str. 38<text:line-break/>01187 Dresden </text:p>
          </table:table-cell>
        </table:table-row>
      </table:table>
      <text:p text:style-name="P4"/>
      <text:p text:style-name="P4"/>
      <table:table table:name="Table2" table:style-name="Table2">
        <table:table-column table:style-name="Table2.A"/>
        <table:table-column table:style-name="Table2.B"/>
        <table:table-row>
          <table:table-cell office:value-type="string">
            <text:p text:style-name="P6"/>
          </table:table-cell>
          <table:table-cell office:value-type="string">
            <text:p text:style-name="P7">06.05.2013</text:p>
          </table:table-cell>
        </table:table-row>
      </table:table>
      <text:p text:style-name="P4"/>
      <text:p text:style-name="P4">Dear Dr. Do,</text:p>
      <text:p text:style-name="P4"/>
      <text:p text:style-name="P5">I would like to apply for an extension of my position as a postdoctoral guest scientist at the MPIPKS in the junior research group <text:span text:style-name="T1">Computational Nonlinear and Relativistic Optics</text:span> headed by Stefan Skupin.</text:p>
      <text:p text:style-name="P5"/>
      <text:p text:style-name="P5">I joined the group in August 2011 and have since worked in various topics (relativistic intensity laser-plasma interaction, nonlinear optics, nonlinear dynamics) which span the entire range of research interests within the group but also initiated external collaborations with workshop and advanced study group participants. A recent collaboration with experimentalists in Helmholtz Inst. Jena in the topic of plasma wakefield acceleration gave us the opportunity to further broaden the scope of our research topics, and we have recently recruited a new PhD student (A. Hussain) who is expected to start working on this subject in September 2013. Moreover, we recently entered the area of attosecond pulse generation through laser-plasma interaction, a topic that fits well within the broader interests of Finite Systems Division. For this purpose, H. Vincenti has joined us as a postdoctoral guest scientist for three months. In order to develop these research projects as detailed in the attached Research Proposal, I would like to extend my contract at the MPIPKS.</text:p>
      <text:p text:style-name="P5"/>
      <text:p text:style-name="P5">Please find attached an Activity Report and Research Proposal, <text:s/>CV and list of publications as a single file.</text:p>
      <text:p text:style-name="P5"/>
      <text:p text:style-name="P5">Thank you very much for your consideration.</text:p>
      <text:p text:style-name="P4"/>
      <text:p text:style-name="P4">Sincerely,</text:p>
      <text:p text:style-name="P4"/>
      <text:p text:style-name="P4"/>
      <text:p text:style-name="P4">Evangelos Simino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Free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Free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2:38:10</meta:creation-date>
    <dc:date>2013-05-07T13:15:56</dc:date>
    <meta:editing-duration>PT11H37M33S</meta:editing-duration>
    <meta:editing-cycles>34</meta:editing-cycles>
    <meta:generator>LibreOffice/3.5$Linux_X86_64 LibreOffice_project/350m1$Build-403</meta:generator>
    <meta:document-statistic meta:table-count="2" meta:image-count="0" meta:object-count="0" meta:page-count="1" meta:paragraph-count="16" meta:word-count="273" meta:character-count="1763" meta:non-whitespace-character-count="1503"/>
  </office:meta>
</office:document-meta>
</file>